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75cm"/>
    </style:style>
    <style:style style:name="gr4" style:family="graphic" style:parent-style-name="objectwithoutfill">
      <style:graphic-properties draw:marker-start="Short_20_line_20_Arrow" draw:marker-start-width="0.3cm" draw:marker-end="Short_20_line_20_Arrow" draw:marker-end-width="0.3cm" draw:fill="none" draw:textarea-vertical-align="middle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2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3.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8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2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1pt" style:font-size-asian="11pt" style:font-size-complex="11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10pt" fo:language="en" fo:country="US" style:font-size-asian="10pt" style:font-size-complex="10pt"/>
    </style:style>
    <style:style style:name="T3" style:family="text"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'Times New Roman'" style:font-style-name="Italic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T6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7" style:family="text">
      <style:text-properties fo:font-family="'Times New Roman'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family="'Times New Roman'" style:font-family-generic="roman" style:font-pitch="variable" fo:font-size="8pt" style:font-size-asian="8pt" style:font-size-complex="8pt"/>
    </style:style>
    <style:style style:name="T9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6.35cm" svg:height="0.635cm" svg:x="7.085cm" svg:y="1.735cm">
          <text:p text:style-name="P1"><text:span text:style-name="T1">Users / </text:span><text:span text:style-name="T2">Developers </text:span><text:span text:style-name="T1">/ Applications</text:span></text:p>
        </draw:rect>
        <draw:rect draw:style-name="gr2" draw:text-style-name="P3" xml:id="id8" draw:id="id8" draw:layer="layout" svg:width="2.54cm" svg:height="0.635cm" svg:x="5.572cm" svg:y="3.729cm">
          <text:p text:style-name="P1"><text:span text:style-name="T3">Plug-in manager</text:span></text:p>
        </draw:rect>
        <draw:rect draw:style-name="gr2" draw:text-style-name="P3" xml:id="id2" draw:id="id2" draw:layer="layout" svg:width="3.048cm" svg:height="0.635cm" svg:x="11.387cm" svg:y="3.729cm">
          <text:p text:style-name="P1"><text:span text:style-name="T3">Listener / Balancer</text:span></text:p>
        </draw:rect>
        <draw:rect draw:style-name="gr2" draw:text-style-name="P4" xml:id="id4" draw:id="id4" draw:layer="layout" svg:width="3.175cm" svg:height="0.635cm" svg:x="6.161cm" svg:y="5.942cm">
          <text:p text:style-name="P1"><text:span text:style-name="T4">Evaluator</text:span></text:p>
        </draw:rect>
        <draw:rect draw:style-name="gr2" draw:text-style-name="P4" xml:id="id3" draw:id="id3" draw:layer="layout" svg:width="3.048cm" svg:height="0.635cm" svg:x="11.392cm" svg:y="5.942cm">
          <text:p text:style-name="P1"><text:span text:style-name="T4">Recommender</text:span></text:p>
        </draw:rect>
        <draw:frame draw:style-name="gr3" draw:text-style-name="P5" draw:layer="layout" svg:width="2.25cm" svg:height="0.895cm" svg:x="4.746cm" svg:y="2.445cm">
          <draw:text-box>
            <text:p><text:span text:style-name="T5">plug</text:span></text:p>
            <text:p><text:span text:style-name="T5">new algorithms</text:span></text:p>
          </draw:text-box>
        </draw:frame>
        <draw:connector draw:style-name="gr4" draw:text-style-name="P1" draw:layer="layout" draw:type="line" svg:x1="10.26cm" svg:y1="2.37cm" svg:x2="12.911cm" svg:y2="3.729cm" draw:start-shape="id1" draw:start-glue-point="2" draw:end-shape="id2" draw:end-glue-point="0" svg:d="M10260 2370l2651 1359">
          <text:p/>
        </draw:connector>
        <draw:connector draw:style-name="gr5" draw:text-style-name="P1" draw:layer="layout" draw:type="line" svg:x1="12.911cm" svg:y1="4.364cm" svg:x2="12.916cm" svg:y2="5.942cm" draw:start-shape="id2" draw:start-glue-point="2" draw:end-shape="id3" draw:end-glue-point="0" svg:d="M12911 4364l5 1578">
          <text:p/>
        </draw:connector>
        <draw:rect draw:style-name="gr2" draw:text-style-name="P4" xml:id="id5" draw:id="id5" draw:layer="layout" svg:width="2.54cm" svg:height="0.635cm" svg:x="5.572cm" svg:y="8.42cm">
          <text:p text:style-name="P1"><text:span text:style-name="T4">Algorithm</text:span></text:p>
        </draw:rect>
        <draw:connector draw:style-name="gr5" draw:text-style-name="P1" draw:layer="layout" draw:type="line" svg:x1="7.748cm" svg:y1="6.577cm" svg:x2="6.842cm" svg:y2="8.42cm" draw:start-shape="id4" draw:start-glue-point="2" draw:end-shape="id5" draw:end-glue-point="0" svg:d="M7748 6577l-906 1843">
          <text:p/>
        </draw:connector>
        <draw:rect draw:style-name="gr2" draw:text-style-name="P3" xml:id="id6" draw:id="id6" draw:layer="layout" svg:width="3.048cm" svg:height="0.635cm" svg:x="11.385cm" svg:y="8.42cm">
          <text:p text:style-name="P1"><text:span text:style-name="T3">Dataset / KBase</text:span></text:p>
        </draw:rect>
        <draw:connector draw:style-name="gr5" draw:text-style-name="P1" draw:layer="layout" draw:type="line" svg:x1="12.916cm" svg:y1="6.577cm" svg:x2="12.909cm" svg:y2="8.42cm" draw:start-shape="id3" draw:start-glue-point="2" draw:end-shape="id6" draw:end-glue-point="0" svg:d="M12916 6577l-7 1843">
          <text:p/>
        </draw:connector>
        <draw:connector draw:style-name="gr5" draw:text-style-name="P1" draw:layer="layout" draw:type="line" svg:x1="7.748cm" svg:y1="6.577cm" svg:x2="12.909cm" svg:y2="8.42cm" draw:start-shape="id4" draw:start-glue-point="2" draw:end-shape="id6" draw:end-glue-point="0" svg:d="M7748 6577l5161 1843">
          <text:p/>
        </draw:connector>
        <draw:connector draw:style-name="gr5" draw:text-style-name="P1" draw:layer="layout" draw:type="line" svg:x1="12.916cm" svg:y1="6.577cm" svg:x2="6.842cm" svg:y2="8.42cm" draw:start-shape="id3" draw:start-glue-point="2" draw:end-shape="id5" draw:end-glue-point="0" svg:d="M12916 6577l-6074 1843">
          <text:p/>
        </draw:connector>
        <draw:rect draw:style-name="gr2" draw:text-style-name="P3" xml:id="id9" draw:id="id9" draw:layer="layout" svg:width="2.54cm" svg:height="0.635cm" svg:x="5.572cm" svg:y="10.452cm">
          <text:p text:style-name="P1"><text:span text:style-name="T3">Math library</text:span></text:p>
        </draw:rect>
        <draw:ellipse draw:style-name="gr2" draw:text-style-name="P6" xml:id="id7" draw:id="id7" draw:layer="layout" svg:width="3.048cm" svg:height="0.762cm" svg:x="11.385cm" svg:y="10.458cm">
          <text:p text:style-name="P1"><text:span text:style-name="T6">Parser / Writer</text:span></text:p>
        </draw:ellipse>
        <draw:connector draw:style-name="gr5" draw:text-style-name="P1" draw:layer="layout" draw:type="line" svg:x1="12.909cm" svg:y1="9.055cm" svg:x2="12.909cm" svg:y2="10.458cm" draw:start-shape="id6" draw:start-glue-point="2" draw:end-shape="id7" draw:end-glue-point="0" svg:d="M12909 9055v1403">
          <text:p/>
        </draw:connector>
        <draw:custom-shape draw:style-name="gr6" draw:text-style-name="P7" xml:id="id10" draw:id="id10" draw:layer="layout" svg:width="2.159cm" svg:height="1.843cm" svg:x="8.928cm" svg:y="11.603cm">
          <text:p text:style-name="P1"><text:span text:style-name="T7">Raw data</text:span></text:p>
          <text:p text:style-name="P1"><text:span text:style-name="T8">- Text, CSV files</text:span></text:p>
          <text:p text:style-name="P1"><text:span text:style-name="T8">- Databases, etc.</text:span></text:p>
          <draw:enhanced-geometry svg:viewBox="0 0 88 21600" draw:mirror-horizontal="false" draw:mirror-vertical="false" draw:glue-points="44 ?f6 44 0 0 10800 44 21600 88 10800" draw:text-areas="0 ?f6 88 ?f3" draw:type="can" draw:modifiers="5254.2728635682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1.713cm" svg:height="0.895cm" svg:x="8.558cm" svg:y="4.55cm">
          <draw:text-box>
            <text:p><text:span text:style-name="T5">evaluate</text:span></text:p>
            <text:p><text:span text:style-name="T5">algorithms</text:span></text:p>
          </draw:text-box>
        </draw:frame>
        <draw:frame draw:style-name="gr8" draw:text-style-name="P5" draw:layer="layout" svg:width="3.63cm" svg:height="0.917cm" svg:x="11.665cm" svg:y="2.423cm">
          <draw:text-box>
            <text:p><text:span text:style-name="T5">update request /</text:span></text:p>
            <text:p><text:span text:style-name="T5">recommendation request</text:span></text:p>
          </draw:text-box>
        </draw:frame>
        <draw:frame draw:style-name="gr9" draw:text-style-name="P5" draw:layer="layout" svg:width="1.455cm" svg:height="0.611cm" svg:x="12.738cm" svg:y="4.861cm">
          <draw:text-box>
            <text:p><text:span text:style-name="T5">interact</text:span></text:p>
          </draw:text-box>
        </draw:frame>
        <draw:frame draw:style-name="gr10" draw:text-style-name="P5" draw:layer="layout" svg:width="0.925cm" svg:height="0.611cm" svg:x="6.574cm" svg:y="7.062cm">
          <draw:text-box>
            <text:p><text:span text:style-name="T5">use</text:span></text:p>
          </draw:text-box>
        </draw:frame>
        <draw:frame draw:style-name="gr10" draw:text-style-name="P5" draw:layer="layout" svg:width="0.925cm" svg:height="0.611cm" svg:x="8.275cm" svg:y="6.796cm">
          <draw:text-box>
            <text:p><text:span text:style-name="T5">use</text:span></text:p>
          </draw:text-box>
        </draw:frame>
        <draw:frame draw:style-name="gr10" draw:text-style-name="P5" draw:layer="layout" svg:width="0.925cm" svg:height="0.611cm" svg:x="11.341cm" svg:y="6.864cm">
          <draw:text-box>
            <text:p><text:span text:style-name="T5">use</text:span></text:p>
          </draw:text-box>
        </draw:frame>
        <draw:frame draw:style-name="gr10" draw:text-style-name="P5" draw:layer="layout" svg:width="0.925cm" svg:height="0.611cm" svg:x="12.742cm" svg:y="7.265cm">
          <draw:text-box>
            <text:p><text:span text:style-name="T5">use</text:span></text:p>
          </draw:text-box>
        </draw:frame>
        <draw:connector draw:style-name="gr5" draw:text-style-name="P1" draw:layer="layout" draw:line-skew="-0.261cm" svg:x1="5.572cm" svg:y1="4.046cm" svg:x2="5.572cm" svg:y2="8.737cm" draw:start-shape="id8" draw:start-glue-point="3" draw:end-shape="id5" draw:end-glue-point="3" svg:d="M5572 4046h-762v4691h762">
          <text:p/>
        </draw:connector>
        <draw:connector draw:style-name="gr4" draw:text-style-name="P1" draw:layer="layout" draw:type="line" svg:x1="10.26cm" svg:y1="2.37cm" svg:x2="7.748cm" svg:y2="5.942cm" draw:start-shape="id1" draw:start-glue-point="2" draw:end-shape="id4" draw:end-glue-point="0" svg:d="M10260 2370l-2512 3572">
          <text:p/>
        </draw:connector>
        <draw:frame draw:style-name="gr11" draw:text-style-name="P5" draw:layer="layout" svg:width="1.776cm" svg:height="0.611cm" svg:x="8.776cm" svg:y="8.264cm">
          <draw:text-box>
            <text:p><text:span text:style-name="T5">use / create</text:span></text:p>
          </draw:text-box>
        </draw:frame>
        <draw:connector draw:style-name="gr5" draw:text-style-name="P1" draw:layer="layout" draw:type="line" svg:x1="6.842cm" svg:y1="9.055cm" svg:x2="6.842cm" svg:y2="10.452cm" draw:start-shape="id5" draw:start-glue-point="2" draw:end-shape="id9" draw:end-glue-point="0" svg:d="M6842 9055v1397">
          <text:p/>
        </draw:connector>
        <draw:frame draw:style-name="gr10" draw:text-style-name="P5" draw:layer="layout" svg:width="0.925cm" svg:height="0.611cm" svg:x="6.077cm" svg:y="9.365cm">
          <draw:text-box>
            <text:p><text:span text:style-name="T5">use</text:span></text:p>
          </draw:text-box>
        </draw:frame>
        <draw:frame draw:style-name="gr12" draw:text-style-name="P5" draw:layer="layout" svg:width="1.48cm" svg:height="0.611cm" svg:x="4.683cm" svg:y="7.415cm">
          <draw:text-box>
            <text:p><text:span text:style-name="T9">manage</text:span></text:p>
          </draw:text-box>
        </draw:frame>
        <draw:connector draw:style-name="gr5" draw:text-style-name="P1" draw:layer="layout" draw:line-skew="0.21cm" svg:x1="14.44cm" svg:y1="6.259cm" svg:x2="14.433cm" svg:y2="10.839cm" draw:start-shape="id3" draw:start-glue-point="1" draw:end-shape="id7" draw:end-glue-point="1" svg:d="M14440 6259h711v4580h-718">
          <text:p/>
        </draw:connector>
        <draw:frame draw:style-name="gr13" draw:text-style-name="P5" draw:layer="layout" svg:width="1.319cm" svg:height="0.611cm" svg:x="11.763cm" svg:y="9.436cm">
          <draw:text-box>
            <text:p><text:span text:style-name="T5">request</text:span></text:p>
          </draw:text-box>
        </draw:frame>
        <draw:frame draw:style-name="gr14" draw:text-style-name="P9" draw:layer="layout" svg:width="1.755cm" svg:height="0.895cm" svg:x="13.606cm" svg:y="9.636cm">
          <draw:text-box>
            <text:p text:style-name="P8"><text:span text:style-name="T5">transaction</text:span></text:p>
            <text:p text:style-name="P8"><text:span text:style-name="T5">request</text:span></text:p>
          </draw:text-box>
        </draw:frame>
        <draw:connector draw:style-name="gr5" draw:text-style-name="P1" draw:layer="layout" svg:x1="12.909cm" svg:y1="11.22cm" svg:x2="11.087cm" svg:y2="12.524cm" draw:start-shape="id7" draw:start-glue-point="2" draw:end-shape="id10" svg:d="M12909 11220v1304h-1822">
          <text:p/>
        </draw:connector>
        <draw:frame draw:style-name="gr15" draw:text-style-name="P5" draw:layer="layout" svg:width="1.899cm" svg:height="0.611cm" svg:x="12.978cm" svg:y="12.066cm">
          <draw:text-box>
            <text:p><text:span text:style-name="T5">parse / write</text:span></text:p>
          </draw:text-box>
        </draw:frame>
        <draw:connector draw:style-name="gr5" draw:text-style-name="P1" draw:layer="layout" draw:type="line" svg:x1="8.112cm" svg:y1="8.737cm" svg:x2="11.385cm" svg:y2="8.737cm" draw:start-shape="id5" draw:start-glue-point="1" draw:end-shape="id6" draw:end-glue-point="3" svg:d="M8112 8737h3273">
          <text:p/>
        </draw:connector>
        <draw:connector draw:style-name="gr5" draw:text-style-name="P1" draw:layer="layout" draw:line-skew="0.258cm" svg:x1="7.085cm" svg:y1="2.052cm" svg:x2="6.842cm" svg:y2="3.729cm" draw:start-shape="id1" draw:start-glue-point="3" draw:end-shape="id8" draw:end-glue-point="0" svg:d="M7085 2052h-243v998 679">
          <text:p/>
        </draw:connector>
        <draw:connector draw:style-name="gr5" draw:text-style-name="P1" draw:layer="layout" draw:type="line" svg:x1="7.748cm" svg:y1="5.942cm" svg:x2="6.842cm" svg:y2="4.364cm" draw:start-shape="id4" draw:start-glue-point="0" draw:end-shape="id8" draw:end-glue-point="2" svg:d="M7748 5942l-906-1578">
          <text:p/>
        </draw:connector>
        <draw:frame draw:style-name="gr7" draw:text-style-name="P5" draw:layer="layout" svg:width="1.713cm" svg:height="0.895cm" svg:x="5.953cm" svg:y="4.891cm">
          <draw:text-box>
            <text:p><text:span text:style-name="T5">discover</text:span></text:p>
            <text:p><text:span text:style-name="T5">algorithms</text:span></text:p>
          </draw:text-box>
        </draw:frame>
        <draw:connector draw:style-name="gr5" draw:text-style-name="P1" draw:layer="layout" draw:type="line" svg:x1="9.336cm" svg:y1="6.259cm" svg:x2="11.392cm" svg:y2="6.259cm" draw:start-shape="id4" draw:start-glue-point="1" draw:end-shape="id3" draw:end-glue-point="3" svg:d="M9336 6259h2056">
          <text:p/>
        </draw:connector>
        <draw:frame draw:style-name="gr16" draw:text-style-name="P5" draw:layer="layout" svg:width="1.387cm" svg:height="0.573cm" svg:x="9.542cm" svg:y="5.765cm">
          <draw:text-box>
            <text:p><text:span text:style-name="T5">conn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8T19:15:14.90</meta:creation-date>
    <dc:date>2015-12-16T12:42:58.54</dc:date>
    <dc:creator>Loc Nguyen</dc:creator>
    <meta:editing-duration>PT3H5M3S</meta:editing-duration>
    <meta:editing-cycles>46</meta:editing-cycles>
    <meta:generator>OpenOffice/4.1.1$Win32 OpenOffice.org_project/411m6$Build-9775</meta:generator>
    <meta:document-statistic meta:object-count="42"/>
  </office:meta>
</office:document-meta>
</file>